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1pt" officeooo:rsid="000883eb" officeooo:paragraph-rsid="000883eb" style:font-size-asian="11pt" style:font-size-complex="11pt"/>
    </style:style>
    <style:style style:name="P2" style:family="paragraph" style:parent-style-name="Standard">
      <style:text-properties style:font-name="Consolas" fo:font-size="12pt" style:font-size-asian="12pt" style:font-size-complex="12pt"/>
    </style:style>
    <style:style style:name="P3" style:family="paragraph" style:parent-style-name="Standard">
      <style:text-properties style:font-name="Consolas" fo:font-size="12pt" officeooo:rsid="0001383a" officeooo:paragraph-rsid="0001383a" style:font-size-asian="12pt" style:font-size-complex="12pt"/>
    </style:style>
    <style:style style:name="P4" style:family="paragraph" style:parent-style-name="Standard">
      <style:text-properties style:font-name="Consolas" fo:font-size="12pt" officeooo:rsid="0001ee11" officeooo:paragraph-rsid="0001ee11" style:font-size-asian="12pt" style:font-size-complex="12pt"/>
    </style:style>
    <style:style style:name="P5" style:family="paragraph" style:parent-style-name="Standard">
      <style:text-properties style:font-name="Consolas" fo:font-size="12pt" officeooo:rsid="00031f8c" officeooo:paragraph-rsid="00031f8c" style:font-size-asian="12pt" style:font-size-complex="12pt"/>
    </style:style>
    <style:style style:name="P6" style:family="paragraph" style:parent-style-name="Standard">
      <style:text-properties style:font-name="Consolas" fo:font-size="12pt" officeooo:rsid="000883eb" officeooo:paragraph-rsid="000883eb" style:font-size-asian="12pt" style:font-size-complex="12pt"/>
    </style:style>
    <style:style style:name="T1" style:family="text">
      <style:text-properties officeooo:rsid="0001ee11"/>
    </style:style>
    <style:style style:name="T2" style:family="text">
      <style:text-properties officeooo:rsid="0004e726"/>
    </style:style>
    <style:style style:name="T3" style:family="text">
      <style:text-properties style:font-name="Consolas"/>
    </style:style>
    <style:style style:name="T4" style:family="text">
      <style:text-properties style:font-name="Consolas" fo:font-size="12pt" style:font-size-asian="12pt" style:font-size-complex="12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3">To set a width when formatting, use a comma after the index value with the width and use negative for left align</text:p>
      <text:p text:style-name="P3"/>
      <text:p text:style-name="P3">f<text:span text:style-name="T1">or floating point values, you can use 0’s and #’s, for example:</text:span></text:p>
      <text:p text:style-name="P3"/>
      <text:p text:style-name="P4">Console.WriteLine(“{0,5:#0.00}”, 4.895); would print the string “ 4.89”</text:p>
      <text:p text:style-name="P4">Console.WriteLine(“{0,5:00.00}”, 4.895); would print the string “04.89”</text:p>
      <text:p text:style-name="P4">Console.WriteLine(“{0,5:#0.00}”, 4.8 <text:s/>); would print the string “ 4.80”</text:p>
      <text:p text:style-name="P4">Console.WriteLine(“{0,5:#0.##}”, 4.8 <text:s/>); would print the string “ <text:s/>4.8”</text:p>
      <text:p text:style-name="P4"/>
      <text:p text:style-name="P5">Ints <text:span text:style-name="T2">need no formatting, but can be fomatted like floating points</text:span></text:p>
      <text:p text:style-name="P5"/>
      <text:p text:style-name="P6">more extensive info:</text:p>
      <text:p text:style-name="P1"><text:a xlink:type="simple" xlink:href="https://docs.microsoft.com/en-us/dotnet/standard/base-types/custom-numeric-format-strings" text:style-name="Internet_20_link" text:visited-style-name="Visited_20_Internet_20_Link"><text:span text:style-name="T4">https://docs.microsoft.com/en-us/dotnet/standard/base-types/custom-numeric-format-strings</text:span></text:a><text:span text:style-name="T4"> </text:span></text:p>
      <text:p text:style-name="P6"/>
      <text:p text:style-name="P6">formatting timespans:</text:p>
      <text:p text:style-name="P1"><text:a xlink:type="simple" xlink:href="https://docs.microsoft.com/en-us/dotnet/standard/base-types/custom-timespan-format-strings" text:style-name="Internet_20_link" text:visited-style-name="Visited_20_Internet_20_Link"><text:span text:style-name="T4">https://docs.microsoft.com/en-us/dotnet/standard/base-types/custom-timespan-format-strings</text:span></text:a><text:span text:style-name="T4">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6.3$Windows_X86_64 LibreOffice_project/5896ab1714085361c45cf540f76f60673dd96a72</meta:generator>
    <dc:date>2019-08-12T18:24:48.762000000</dc:date>
    <meta:editing-duration>PT17M13S</meta:editing-duration>
    <meta:editing-cycles>9</meta:editing-cycles>
    <meta:document-statistic meta:table-count="0" meta:image-count="0" meta:object-count="0" meta:page-count="1" meta:paragraph-count="11" meta:word-count="85" meta:character-count="747" meta:non-whitespace-character-count="668"/>
  </office:meta>
</office:document-meta>
</file>